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table:shapes>
          <draw:frame draw:z-index="0" draw:style-name="gr1" draw:text-style-name="P1" svg:width="453.51pt" svg:height="255.09pt" svg:x="130.85pt" svg:y="15.62pt">
            <loext:p draw:notify-on-update-of-ranges="Test1.B2:Test1.B2 Test1.B3:Test1.B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59.42pt" svg:y="430.33pt">
            <loext:p draw:notify-on-update-of-ranges="Test1.B2:Test1.B2 Test1.B35:Test1.B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66.05pt" svg:y="852.12pt">
            <loext:p draw:notify-on-update-of-ranges="Test1.B2:Test1.B2 Test1.B67:Test1.B9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oup all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oup Green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 Red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Test2" table:style-name="ta1">
        <table:shapes>
          <draw:frame draw:z-index="0" draw:style-name="gr1" draw:text-style-name="P1" svg:width="453.51pt" svg:height="255.09pt" svg:x="130.85pt" svg:y="15.62pt">
            <loext:p draw:notify-on-update-of-ranges="Test2.B2:Test2.B2 Test2.B3:Test2.B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130.85pt" svg:y="425.23pt">
            <loext:p draw:notify-on-update-of-ranges="Test2.B34:Test2.B34 Test2.B35:Test2.B6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130.85pt" svg:y="962.82pt">
            <loext:p draw:notify-on-update-of-ranges="Test2.B66:Test2.B66 Test2.B67:Test2.B9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oup all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oup Green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 Red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Test3" table:style-name="ta1">
        <table:shapes>
          <draw:frame draw:z-index="0" draw:style-name="gr1" draw:text-style-name="P1" svg:width="453.51pt" svg:height="255.09pt" svg:x="130.85pt" svg:y="2.83pt">
            <loext:p draw:notify-on-update-of-ranges="Test3.B1:Test3.B1 Test3.B2:Test3.B3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130.85pt" svg:y="502.04pt">
            <loext:p draw:notify-on-update-of-ranges="Test3.B33:Test3.B33 Test3.B34:Test3.B6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453.51pt" svg:height="255.09pt" svg:x="130.85pt" svg:y="1001.23pt">
            <loext:p draw:notify-on-update-of-ranges="Test3.B65:Test3.B65 Test3.B66:Test3.B9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5" calcext:value-type="float">
            <text:p>65</text:p>
          </table:table-cell>
        </table:table-row>
      </table:table>
      <table:table table:name="Test4" table:style-name="ta1">
        <table:shapes>
          <draw:frame draw:z-index="0" draw:style-name="gr1" draw:text-style-name="P1" svg:width="453.51pt" svg:height="255.09pt" svg:x="130.85pt" svg:y="2.83pt">
            <loext:p draw:notify-on-update-of-ranges="Test4.B1:Test4.B1 Test4.B2:Test4.B3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453.51pt" svg:height="255.09pt" svg:x="130.85pt" svg:y="463.63pt">
            <loext:p draw:notify-on-update-of-ranges="Test4.B33:Test4.B33 Test4.B34:Test4.B6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453.51pt" svg:height="255.09pt" svg:x="130.85pt" svg:y="822.02pt">
            <loext:p draw:notify-on-update-of-ranges="Test4.B65:Test4.B65 Test4.B66:Test4.B9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Test 5" table:style-name="ta1">
        <table:shapes>
          <draw:frame draw:z-index="0" draw:style-name="gr1" draw:text-style-name="P1" svg:width="453.51pt" svg:height="255.09pt" svg:x="130.85pt" svg:y="2.83pt">
            <loext:p draw:notify-on-update-of-ranges="'Test 5'.B1:'Test 5'.B1 'Test 5'.B2:'Test 5'.B3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53.51pt" svg:height="255.09pt" svg:x="130.85pt" svg:y="412.41pt">
            <loext:p draw:notify-on-update-of-ranges="'Test 5'.B33:'Test 5'.B33 'Test 5'.B34:'Test 5'.B63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453.51pt" svg:height="255.09pt" svg:x="130.85pt" svg:y="822.02pt">
            <loext:p draw:notify-on-update-of-ranges="'Test 5'.B65:'Test 5'.B65 'Test 5'.B66:'Test 5'.B9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Test6" table:style-name="ta1">
        <table:shapes>
          <draw:frame draw:z-index="0" draw:style-name="gr1" draw:text-style-name="P1" svg:width="453.51pt" svg:height="255.09pt" svg:x="130.85pt" svg:y="2.83pt">
            <loext:p draw:notify-on-update-of-ranges="Test6.B1:Test6.B1 Test6.B2:Test6.B3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453.51pt" svg:height="255.09pt" svg:x="130.85pt" svg:y="412.41pt">
            <loext:p draw:notify-on-update-of-ranges="Test6.B33:Test6.B33 Test6.B34:Test6.B63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453.51pt" svg:height="255.09pt" svg:x="130.85pt" svg:y="962.84pt">
            <loext:p draw:notify-on-update-of-ranges="Test6.B65:Test6.B65 Test6.B66:Test6.B95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Test8" table:style-name="ta1">
        <table:shapes>
          <draw:frame draw:z-index="0" draw:style-name="gr1" draw:text-style-name="P1" svg:width="453.51pt" svg:height="255.09pt" svg:x="130.85pt" svg:y="2.83pt">
            <loext:p draw:notify-on-update-of-ranges="Test8.B1:Test8.B1 Test8.B2:Test8.B21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453.51pt" svg:height="255.09pt" svg:x="130.85pt" svg:y="284.43pt">
            <loext:p draw:notify-on-update-of-ranges="Test8.B23:Test8.B23 Test8.B24:Test8.B43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453.51pt" svg:height="255.09pt" svg:x="130.85pt" svg:y="566.02pt">
            <loext:p draw:notify-on-update-of-ranges="Test8.B45:Test8.B45 Test8.B46:Test8.B65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6" calcext:value-type="float">
            <text:p>86</text:p>
          </table:table-cell>
        </table:table-row>
      </table:table>
      <table:table table:name="Test9" table:style-name="ta1">
        <table:shapes>
          <draw:frame draw:z-index="0" draw:style-name="gr1" draw:text-style-name="P1" svg:width="453.51pt" svg:height="255.09pt" svg:x="130.85pt" svg:y="2.83pt">
            <loext:p draw:notify-on-update-of-ranges="Test9.B1:Test9.B1 Test9.B2:Test9.B21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draw:text-style-name="P1" svg:width="453.51pt" svg:height="255.09pt" svg:x="130.85pt" svg:y="284.43pt">
            <loext:p draw:notify-on-update-of-ranges="Test9.B23:Test9.B23 Test9.B24:Test9.B43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" draw:style-name="gr1" draw:text-style-name="P1" svg:width="453.51pt" svg:height="255.09pt" svg:x="130.85pt" svg:y="694.03pt">
            <loext:p draw:notify-on-update-of-ranges="Test9.B45:Test9.B45 Test9.B46:Test9.B65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1:02:54.177000000</meta:creation-date>
    <dc:date>2018-03-15T21:33:02.027000000</dc:date>
    <meta:editing-duration>PT16M2S</meta:editing-duration>
    <meta:editing-cycles>4</meta:editing-cycles>
    <meta:generator>LibreOffice/5.3.6.1$Windows_X86_64 LibreOffice_project/686f202eff87ef707079aeb7f485847613344eb7</meta:generator>
    <meta:document-statistic meta:table-count="8" meta:cell-count="1374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1</text:p>
        </chart:title>
        <chart:subtitle svg:x="7.147cm" svg:y="1.26cm" chart:style-name="ch3">
          <text:p>Group All</text:p>
        </chart:subtitle>
        <chart:legend chart:legend-position="end" svg:x="14.314cm" svg:y="4.208cm" style:legend-expansion="high" chart:style-name="ch4"/>
        <chart:plot-area chart:style-name="ch5" table:cell-range-address="Test1.B2:Test1.B32" chart:data-source-has-labels="row" svg:x="1.3cm" svg:y="2.075cm" svg:width="12.694cm" svg:height="5.795cm">
          <chartooo:coordinate-region svg:x="1.932cm" svg:y="2.267cm" svg:width="12.06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1.B3:Test1.B32" chart:label-cell-address="Test1.B2:Test1.B2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1.B2:Tes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est1.B3:Test1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4</text:p>
        </chart:title>
        <chart:subtitle svg:x="7.147cm" svg:y="1.26cm" chart:style-name="ch3">
          <text:p>Group All</text:p>
        </chart:subtitle>
        <chart:legend chart:legend-position="end" svg:x="14.314cm" svg:y="4.208cm" style:legend-expansion="high" chart:style-name="ch4"/>
        <chart:plot-area chart:style-name="ch5" table:cell-range-address="Test4.B1:Test4.B31" chart:data-source-has-labels="row" svg:x="1.3cm" svg:y="2.075cm" svg:width="12.694cm" svg:height="5.795cm">
          <chartooo:coordinate-region svg:x="1.932cm" svg:y="2.267cm" svg:width="12.06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4.B2:Test4.B31" chart:label-cell-address="Test4.B1:Test4.B1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4.B1:Tes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est4.B2:Test4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4</text:p>
        </chart:title>
        <chart:subtitle svg:x="6.564cm" svg:y="1.26cm" chart:style-name="ch3">
          <text:p>Group All:Green</text:p>
        </chart:subtitle>
        <chart:legend chart:legend-position="end" svg:x="14.314cm" svg:y="4.208cm" style:legend-expansion="high" chart:style-name="ch4"/>
        <chart:plot-area chart:style-name="ch5" table:cell-range-address="Test4.B33:Test4.B63" chart:data-source-has-labels="row" svg:x="1.3cm" svg:y="2.075cm" svg:width="12.694cm" svg:height="5.795cm">
          <chartooo:coordinate-region svg:x="1.742cm" svg:y="2.267cm" svg:width="12.25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4.B34:Test4.B63" chart:label-cell-address="Test4.B33:Test4.B33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4.B33:Test4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est4.B34:Test4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4</text:p>
        </chart:title>
        <chart:subtitle svg:x="6.744cm" svg:y="1.26cm" chart:style-name="ch3">
          <text:p>Group All:Red</text:p>
        </chart:subtitle>
        <chart:legend chart:legend-position="end" svg:x="14.314cm" svg:y="4.208cm" style:legend-expansion="high" chart:style-name="ch4"/>
        <chart:plot-area chart:style-name="ch5" table:cell-range-address="Test4.B65:Test4.B95" chart:data-source-has-labels="row" svg:x="1.3cm" svg:y="2.075cm" svg:width="12.694cm" svg:height="5.795cm">
          <chartooo:coordinate-region svg:x="1.932cm" svg:y="2.267cm" svg:width="12.06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4.B66:Test4.B95" chart:label-cell-address="Test4.B65:Test4.B65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4.B65:Test4.B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est4.B66:Test4.B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5</text:p>
        </chart:title>
        <chart:subtitle svg:x="7.147cm" svg:y="1.26cm" chart:style-name="ch3">
          <text:p>Group All</text:p>
        </chart:subtitle>
        <chart:legend chart:legend-position="end" svg:x="14.314cm" svg:y="4.208cm" style:legend-expansion="high" chart:style-name="ch4"/>
        <chart:plot-area chart:style-name="ch5" table:cell-range-address="'Test 5'.B1:'Test 5'.B31" chart:data-source-has-labels="row" svg:x="1.3cm" svg:y="2.075cm" svg:width="12.694cm" svg:height="5.795cm">
          <chartooo:coordinate-region svg:x="1.932cm" svg:y="2.267cm" svg:width="12.06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'Test 5'.B2:'Test 5'.B31" chart:label-cell-address="'Test 5'.B1:'Test 5'.B1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Test 5'.B1:'Test 5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Test 5'.B2:'Test 5'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5</text:p>
        </chart:title>
        <chart:subtitle svg:x="6.744cm" svg:y="1.26cm" chart:style-name="ch3">
          <text:p>Group All:Red</text:p>
        </chart:subtitle>
        <chart:legend chart:legend-position="end" svg:x="14.314cm" svg:y="4.208cm" style:legend-expansion="high" chart:style-name="ch4"/>
        <chart:plot-area chart:style-name="ch5" table:cell-range-address="'Test 5'.B33:'Test 5'.B63" chart:data-source-has-labels="row" svg:x="1.3cm" svg:y="2.075cm" svg:width="12.694cm" svg:height="5.795cm">
          <chartooo:coordinate-region svg:x="1.742cm" svg:y="2.267cm" svg:width="12.25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'Test 5'.B34:'Test 5'.B63" chart:label-cell-address="'Test 5'.B33:'Test 5'.B33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Test 5'.B33:'Test 5'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Test 5'.B34:'Test 5'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5</text:p>
        </chart:title>
        <chart:subtitle svg:x="6.744cm" svg:y="1.26cm" chart:style-name="ch3">
          <text:p>Group All:Red</text:p>
        </chart:subtitle>
        <chart:legend chart:legend-position="end" svg:x="14.314cm" svg:y="4.208cm" style:legend-expansion="high" chart:style-name="ch4"/>
        <chart:plot-area chart:style-name="ch5" table:cell-range-address="'Test 5'.B65:'Test 5'.B95" chart:data-source-has-labels="row" svg:x="1.3cm" svg:y="2.075cm" svg:width="12.694cm" svg:height="5.795cm">
          <chartooo:coordinate-region svg:x="1.932cm" svg:y="2.267cm" svg:width="12.06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'Test 5'.B66:'Test 5'.B95" chart:label-cell-address="'Test 5'.B65:'Test 5'.B65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Test 5'.B65:'Test 5'.B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Test 5'.B66:'Test 5'.B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6</text:p>
        </chart:title>
        <chart:subtitle svg:x="7.147cm" svg:y="1.26cm" chart:style-name="ch3">
          <text:p>Group All</text:p>
        </chart:subtitle>
        <chart:legend chart:legend-position="end" svg:x="14.314cm" svg:y="4.208cm" style:legend-expansion="high" chart:style-name="ch4"/>
        <chart:plot-area chart:style-name="ch5" table:cell-range-address="Test6.B1:Test6.B31" chart:data-source-has-labels="row" svg:x="1.3cm" svg:y="2.075cm" svg:width="12.694cm" svg:height="5.795cm">
          <chartooo:coordinate-region svg:x="1.932cm" svg:y="2.267cm" svg:width="12.06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6.B2:Test6.B31" chart:label-cell-address="Test6.B1:Test6.B1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6.B1:Test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Test6.B2:Test6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6</text:p>
        </chart:title>
        <chart:subtitle svg:x="6.564cm" svg:y="1.26cm" chart:style-name="ch3">
          <text:p>Group All:Green</text:p>
        </chart:subtitle>
        <chart:legend chart:legend-position="end" svg:x="14.314cm" svg:y="4.208cm" style:legend-expansion="high" chart:style-name="ch4"/>
        <chart:plot-area chart:style-name="ch5" table:cell-range-address="Test6.B33:Test6.B63" chart:data-source-has-labels="row" svg:x="1.3cm" svg:y="2.075cm" svg:width="12.694cm" svg:height="5.795cm">
          <chartooo:coordinate-region svg:x="1.932cm" svg:y="2.267cm" svg:width="12.06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6.B34:Test6.B63" chart:label-cell-address="Test6.B33:Test6.B33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6.B33:Test6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Test6.B34:Test6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6</text:p>
        </chart:title>
        <chart:subtitle svg:x="6.744cm" svg:y="1.26cm" chart:style-name="ch3">
          <text:p>Group All:Red</text:p>
        </chart:subtitle>
        <chart:legend chart:legend-position="end" svg:x="14.314cm" svg:y="4.208cm" style:legend-expansion="high" chart:style-name="ch4"/>
        <chart:plot-area chart:style-name="ch5" table:cell-range-address="Test6.B65:Test6.B95" chart:data-source-has-labels="row" svg:x="1.3cm" svg:y="2.075cm" svg:width="12.694cm" svg:height="5.795cm">
          <chartooo:coordinate-region svg:x="1.932cm" svg:y="2.267cm" svg:width="12.06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6.B66:Test6.B95" chart:label-cell-address="Test6.B65:Test6.B65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6.B65:Test6.B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est6.B66:Test6.B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8</text:p>
        </chart:title>
        <chart:subtitle svg:x="7.147cm" svg:y="1.26cm" chart:style-name="ch3">
          <text:p>Group All</text:p>
        </chart:subtitle>
        <chart:legend chart:legend-position="end" svg:x="14.314cm" svg:y="4.208cm" style:legend-expansion="high" chart:style-name="ch4"/>
        <chart:plot-area chart:style-name="ch5" table:cell-range-address="Test8.B1:Test8.B21" chart:data-source-has-labels="row" svg:x="1.3cm" svg:y="2.075cm" svg:width="12.694cm" svg:height="5.795cm">
          <chartooo:coordinate-region svg:x="2.123cm" svg:y="2.267cm" svg:width="11.871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8.B2:Test8.B21" chart:label-cell-address="Test8.B1:Test8.B1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8.B1:Test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Test8.B2:Test8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1</text:p>
        </chart:title>
        <chart:subtitle svg:x="6.564cm" svg:y="1.26cm" chart:style-name="ch3">
          <text:p>Group All:Green</text:p>
        </chart:subtitle>
        <chart:legend chart:legend-position="end" svg:x="14.314cm" svg:y="4.208cm" style:legend-expansion="high" chart:style-name="ch4"/>
        <chart:plot-area chart:style-name="ch5" table:cell-range-address="Test1.B2:Test1.B2 Test1.B35:Test1.B64" chart:data-source-has-labels="row" svg:x="1.3cm" svg:y="2.075cm" svg:width="12.694cm" svg:height="5.795cm">
          <chartooo:coordinate-region svg:x="1.742cm" svg:y="2.267cm" svg:width="12.25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1.B35:Test1.B64" chart:label-cell-address="Test1.B2:Test1.B2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1.B2:Tes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Test1.B35:Test1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8</text:p>
        </chart:title>
        <chart:subtitle svg:x="6.564cm" svg:y="1.26cm" chart:style-name="ch3">
          <text:p>Group All:Green</text:p>
        </chart:subtitle>
        <chart:legend chart:legend-position="end" svg:x="14.314cm" svg:y="4.208cm" style:legend-expansion="high" chart:style-name="ch4"/>
        <chart:plot-area chart:style-name="ch5" table:cell-range-address="Test8.B23:Test8.B43" chart:data-source-has-labels="row" svg:x="1.3cm" svg:y="2.075cm" svg:width="12.694cm" svg:height="5.795cm">
          <chartooo:coordinate-region svg:x="1.742cm" svg:y="2.267cm" svg:width="12.25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8.B24:Test8.B43" chart:label-cell-address="Test8.B23:Test8.B23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8.B23:Test8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Test8.B24:Test8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8</text:p>
        </chart:title>
        <chart:subtitle svg:x="6.744cm" svg:y="1.26cm" chart:style-name="ch3">
          <text:p>Group All:Red</text:p>
        </chart:subtitle>
        <chart:legend chart:legend-position="end" svg:x="14.314cm" svg:y="4.208cm" style:legend-expansion="high" chart:style-name="ch4"/>
        <chart:plot-area chart:style-name="ch5" table:cell-range-address="Test8.B45:Test8.B65" chart:data-source-has-labels="row" svg:x="1.3cm" svg:y="2.075cm" svg:width="12.694cm" svg:height="5.795cm">
          <chartooo:coordinate-region svg:x="2.123cm" svg:y="2.267cm" svg:width="11.871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8.B46:Test8.B65" chart:label-cell-address="Test8.B45:Test8.B45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8.B45:Test8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Test8.B46:Test8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9</text:p>
        </chart:title>
        <chart:subtitle svg:x="7.147cm" svg:y="1.26cm" chart:style-name="ch3">
          <text:p>Group All</text:p>
        </chart:subtitle>
        <chart:legend chart:legend-position="end" svg:x="14.314cm" svg:y="4.208cm" style:legend-expansion="high" chart:style-name="ch4"/>
        <chart:plot-area chart:style-name="ch5" table:cell-range-address="Test9.B1:Test9.B21" chart:data-source-has-labels="row" svg:x="1.3cm" svg:y="2.075cm" svg:width="12.694cm" svg:height="5.795cm">
          <chartooo:coordinate-region svg:x="2.123cm" svg:y="2.267cm" svg:width="11.871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9.B2:Test9.B21" chart:label-cell-address="Test9.B1:Test9.B1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9.B1:Test9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Test9.B2:Test9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9</text:p>
        </chart:title>
        <chart:subtitle svg:x="6.564cm" svg:y="1.26cm" chart:style-name="ch3">
          <text:p>Group All:Green</text:p>
        </chart:subtitle>
        <chart:legend chart:legend-position="end" svg:x="14.314cm" svg:y="4.208cm" style:legend-expansion="high" chart:style-name="ch4"/>
        <chart:plot-area chart:style-name="ch5" table:cell-range-address="Test9.B23:Test9.B43" chart:data-source-has-labels="row" svg:x="1.3cm" svg:y="2.075cm" svg:width="12.694cm" svg:height="5.795cm">
          <chartooo:coordinate-region svg:x="1.742cm" svg:y="2.267cm" svg:width="12.25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9.B24:Test9.B43" chart:label-cell-address="Test9.B23:Test9.B23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9.B23:Test9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Test9.B24:Test9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9</text:p>
        </chart:title>
        <chart:subtitle svg:x="6.744cm" svg:y="1.26cm" chart:style-name="ch3">
          <text:p>Group All:Red</text:p>
        </chart:subtitle>
        <chart:legend chart:legend-position="end" svg:x="14.314cm" svg:y="4.208cm" style:legend-expansion="high" chart:style-name="ch4"/>
        <chart:plot-area chart:style-name="ch5" table:cell-range-address="Test9.B45:Test9.B65" chart:data-source-has-labels="row" svg:x="1.3cm" svg:y="2.075cm" svg:width="12.694cm" svg:height="5.795cm">
          <chartooo:coordinate-region svg:x="2.123cm" svg:y="2.267cm" svg:width="11.871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9.B46:Test9.B65" chart:label-cell-address="Test9.B45:Test9.B45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9.B45:Test9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Test9.B46:Test9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1</text:p>
        </chart:title>
        <chart:subtitle svg:x="6.744cm" svg:y="1.26cm" chart:style-name="ch3">
          <text:p>Group All:Red</text:p>
        </chart:subtitle>
        <chart:legend chart:legend-position="end" svg:x="14.314cm" svg:y="4.208cm" style:legend-expansion="high" chart:style-name="ch4"/>
        <chart:plot-area chart:style-name="ch5" table:cell-range-address="Test1.B2:Test1.B2 Test1.B67:Test1.B96" chart:data-source-has-labels="row" svg:x="1.3cm" svg:y="2.075cm" svg:width="12.694cm" svg:height="5.795cm">
          <chartooo:coordinate-region svg:x="1.932cm" svg:y="2.267cm" svg:width="12.06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1.B67:Test1.B96" chart:label-cell-address="Test1.B2:Test1.B2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1.B2:Tes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est1.B67:Test1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2</text:p>
        </chart:title>
        <chart:subtitle svg:x="7.147cm" svg:y="1.26cm" chart:style-name="ch3">
          <text:p>Group All</text:p>
        </chart:subtitle>
        <chart:legend chart:legend-position="end" svg:x="14.314cm" svg:y="4.208cm" style:legend-expansion="high" chart:style-name="ch4"/>
        <chart:plot-area chart:style-name="ch5" table:cell-range-address="Test2.B2:Test2.B32" chart:data-source-has-labels="row" svg:x="1.3cm" svg:y="2.075cm" svg:width="12.694cm" svg:height="5.795cm">
          <chartooo:coordinate-region svg:x="1.932cm" svg:y="2.267cm" svg:width="12.062cm" svg:height="4.971cm"/>
          <chart:axis chart:dimension="x" chart:name="primary-x" chart:style-name="ch6">
            <chart:title svg:x="6.891cm" svg:y="8.051cm" chart:style-name="ch7">
              <text:p>Time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2.B3:Test2.B32" chart:label-cell-address="Test2.B2:Test2.B2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2.B2:Test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Test2.B3:Test2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2</text:p>
        </chart:title>
        <chart:subtitle svg:x="6.564cm" svg:y="1.26cm" chart:style-name="ch3">
          <text:p>Group All:Green</text:p>
        </chart:subtitle>
        <chart:legend chart:legend-position="end" svg:x="14.314cm" svg:y="4.208cm" style:legend-expansion="high" chart:style-name="ch4"/>
        <chart:plot-area chart:style-name="ch5" table:cell-range-address="Test2.B34:Test2.B64" chart:data-source-has-labels="row" svg:x="1.3cm" svg:y="2.075cm" svg:width="12.694cm" svg:height="5.795cm">
          <chartooo:coordinate-region svg:x="1.742cm" svg:y="2.267cm" svg:width="12.252cm" svg:height="4.971cm"/>
          <chart:axis chart:dimension="x" chart:name="primary-x" chart:style-name="ch6">
            <chart:title svg:x="6.891cm" svg:y="8.051cm" chart:style-name="ch7">
              <text:p>Time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2.B35:Test2.B64" chart:label-cell-address="Test2.B34:Test2.B34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2.B34:Test2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Test2.B35:Test2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2</text:p>
        </chart:title>
        <chart:subtitle svg:x="6.744cm" svg:y="1.26cm" chart:style-name="ch3">
          <text:p>Group All:Red</text:p>
        </chart:subtitle>
        <chart:legend chart:legend-position="end" svg:x="14.314cm" svg:y="4.208cm" style:legend-expansion="high" chart:style-name="ch4"/>
        <chart:plot-area chart:style-name="ch5" table:cell-range-address="Test2.B66:Test2.B96" chart:data-source-has-labels="row" svg:x="1.3cm" svg:y="2.075cm" svg:width="12.694cm" svg:height="5.795cm">
          <chartooo:coordinate-region svg:x="1.932cm" svg:y="2.267cm" svg:width="12.06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2.B67:Test2.B96" chart:label-cell-address="Test2.B66:Test2.B66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2.B66:Test2.B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Test2.B67:Test2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3</text:p>
        </chart:title>
        <chart:subtitle svg:x="7.147cm" svg:y="1.26cm" chart:style-name="ch3">
          <text:p>Group All</text:p>
        </chart:subtitle>
        <chart:legend chart:legend-position="end" svg:x="14.314cm" svg:y="4.208cm" style:legend-expansion="high" chart:style-name="ch4"/>
        <chart:plot-area chart:style-name="ch5" table:cell-range-address="Test3.B1:Test3.B31" chart:data-source-has-labels="row" svg:x="1.3cm" svg:y="2.075cm" svg:width="12.694cm" svg:height="5.795cm">
          <chartooo:coordinate-region svg:x="1.932cm" svg:y="2.267cm" svg:width="12.06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3.B2:Test3.B31" chart:label-cell-address="Test3.B1:Test3.B1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3.B1:Tes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Test3.B2:Test3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3</text:p>
        </chart:title>
        <chart:subtitle svg:x="6.564cm" svg:y="1.26cm" chart:style-name="ch3">
          <text:p>Group All:Green</text:p>
        </chart:subtitle>
        <chart:legend chart:legend-position="end" svg:x="14.314cm" svg:y="4.208cm" style:legend-expansion="high" chart:style-name="ch4"/>
        <chart:plot-area chart:style-name="ch5" table:cell-range-address="Test3.B33:Test3.B63" chart:data-source-has-labels="row" svg:x="1.3cm" svg:y="2.075cm" svg:width="12.694cm" svg:height="5.795cm">
          <chartooo:coordinate-region svg:x="1.742cm" svg:y="2.267cm" svg:width="12.25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3.B34:Test3.B63" chart:label-cell-address="Test3.B33:Test3.B33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3.B33:Test3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Test3.B34:Test3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3cm" svg:y="0.316cm" chart:style-name="ch2">
          <text:p>Test 3</text:p>
        </chart:title>
        <chart:subtitle svg:x="6.744cm" svg:y="1.26cm" chart:style-name="ch3">
          <text:p>Group All:Red</text:p>
        </chart:subtitle>
        <chart:legend chart:legend-position="end" svg:x="14.314cm" svg:y="4.208cm" style:legend-expansion="high" chart:style-name="ch4"/>
        <chart:plot-area chart:style-name="ch5" table:cell-range-address="Test3.B65:Test3.B95" chart:data-source-has-labels="row" svg:x="1.3cm" svg:y="2.075cm" svg:width="12.694cm" svg:height="5.795cm">
          <chartooo:coordinate-region svg:x="1.932cm" svg:y="2.267cm" svg:width="12.062cm" svg:height="4.971cm"/>
          <chart:axis chart:dimension="x" chart:name="primary-x" chart:style-name="ch6">
            <chart:title svg:x="6.849cm" svg:y="8.051cm" chart:style-name="ch7">
              <text:p>Time (sec)</text:p>
            </chart:title>
          </chart:axis>
          <chart:axis chart:dimension="y" chart:name="primary-y" chart:style-name="ch8">
            <chart:title svg:x="0.451cm" svg:y="5.442cm" chart:style-name="ch9">
              <text:p>Count</text:p>
            </chart:title>
            <chart:grid chart:style-name="ch10" chart:class="major"/>
          </chart:axis>
          <chart:series chart:style-name="ch11" chart:values-cell-range-address="Test3.B66:Test3.B95" chart:label-cell-address="Test3.B65:Test3.B65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est3.B65:Test3.B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Test3.B66:Test3.B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